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4" style:family="table">
      <style:table-properties style:width="19.069cm" fo:margin-left="-0.986cm" fo:margin-right="-1.083cm" table:align="margins"/>
    </style:style>
    <style:style style:name="Tableau4.A" style:family="table-column">
      <style:table-column-properties style:column-width="7.673cm" style:rel-column-width="26369*"/>
    </style:style>
    <style:style style:name="Tableau4.B" style:family="table-column">
      <style:table-column-properties style:column-width="1.796cm" style:rel-column-width="6170*"/>
    </style:style>
    <style:style style:name="Tableau4.C" style:family="table-column">
      <style:table-column-properties style:column-width="2.683cm" style:rel-column-width="9220*"/>
    </style:style>
    <style:style style:name="Tableau4.D" style:family="table-column">
      <style:table-column-properties style:column-width="1.967cm" style:rel-column-width="6758*"/>
    </style:style>
    <style:style style:name="Tableau4.E" style:family="table-column">
      <style:table-column-properties style:column-width="1.7cm" style:rel-column-width="5843*"/>
    </style:style>
    <style:style style:name="Tableau4.F" style:family="table-column">
      <style:table-column-properties style:column-width="3.251cm" style:rel-column-width="11175*"/>
    </style:style>
    <style:style style:name="Tableau4.A1" style:family="table-cell">
      <style:table-cell-properties fo:padding="0.097cm" fo:border-left="none" fo:border-right="none" fo:border-top="none" fo:border-bottom="0.002cm solid #cccccc"/>
    </style:style>
    <style:style style:name="P1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4cm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Standard">
      <style:paragraph-properties fo:line-height="0.4cm" fo:text-align="start" style:justify-single-word="false"/>
      <style:text-properties fo:text-transform="uppercase"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9pt" style:font-size-asian="7.84999990463257pt" style:font-size-complex="9pt"/>
    </style:style>
    <style:style style:name="P12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3" style:family="paragraph" style:parent-style-name="Standard">
      <style:text-properties fo:font-size="6pt" style:font-size-asian="5.25pt" style:font-size-complex="6pt"/>
    </style:style>
    <style:style style:name="P14" style:family="paragraph" style:parent-style-name="Standard">
      <style:text-properties fo:font-size="5pt" style:font-size-asian="4.34999990463257pt" style:font-size-complex="5pt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line-height="0.4cm" fo:text-align="start" style:justify-single-word="false" fo:text-indent="0cm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line-height="0.4cm" fo:text-align="start" style:justify-single-word="false" fo:text-indent="0cm" style:auto-text-indent="false" style:vertical-align="baselin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21" style:family="paragraph" style:parent-style-name="Standard">
      <style:paragraph-properties fo:margin-left="0cm" fo:margin-right="-0.979cm" fo:text-align="start" style:justify-single-word="false" fo:text-indent="0cm" style:auto-text-indent="false"/>
    </style:style>
    <style:style style:name="P22" style:family="paragraph" style:parent-style-name="Standard">
      <style:paragraph-properties fo:margin-left="0cm" fo:margin-right="-0.979cm" fo:text-align="center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Footer">
      <style:paragraph-properties style:vertical-align="baseline"/>
    </style:style>
    <style:style style:name="P24" style:family="paragraph" style:parent-style-name="Standard">
      <style:paragraph-properties fo:text-align="center" style:justify-single-word="false" fo:break-before="auto" fo:break-after="auto"/>
      <style:text-properties style:font-name="Arial" fo:font-size="7pt" fo:font-weight="bold" style:font-size-asian="7pt" style:font-weight-asian="bold" style:font-size-complex="7pt" style:font-weight-complex="bold"/>
    </style:style>
    <style:style style:name="P25" style:family="paragraph" style:parent-style-name="Standard">
      <style:paragraph-properties fo:margin-left="0.45cm" fo:margin-right="0cm" fo:text-align="center" style:justify-single-word="false" fo:text-indent="0cm" style:auto-text-indent="false"/>
      <style:text-properties style:use-window-font-color="true" style:font-name="Arial" fo:font-size="6pt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" fo:font-size="8pt" fo:language="fr" fo:country="FR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language="fr" fo:country="FR" fo:font-style="normal" fo:text-shadow="none" style:text-underline-style="none" style:font-style-asian="normal" style:font-style-complex="normal"/>
    </style:style>
    <style:style style:name="T3" style:family="text">
      <style:text-properties fo:color="#000000" style:text-outline="false" style:text-line-through-style="none" fo:language="fr" fo:country="FR" fo:font-style="normal" fo:text-shadow="none" style:text-underline-style="none" style:font-name-asian="Monospace" style:font-style-asian="normal" style:font-name-complex="Monospace" style:font-style-complex="normal"/>
    </style:style>
    <style:style style:name="T4" style:family="text">
      <style:text-properties fo:color="#000000" style:text-outline="false" style:text-line-through-style="none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T5" style:family="text">
      <style:text-properties fo:color="#000000" style:text-outline="false" style:text-line-through-style="none" style:font-name="Arial" fo:language="fr" fo:country="FR" fo:font-style="normal" fo:text-shadow="none" style:text-underline-style="none" style:font-style-asian="normal" style:font-style-complex="normal"/>
    </style:style>
    <style:style style:name="T6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7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T9" style:family="text">
      <style:text-properties fo:color="#000000" style:text-outline="false" style:text-line-through-style="none" fo:font-size="7pt" fo:language="fr" fo:country="FR" fo:font-style="normal" fo:text-shadow="none" style:text-underline-style="none" fo:font-weight="bold" style:font-name-asian="Monospace" style:font-size-asian="7pt" style:font-style-asian="normal" style:font-weight-asian="bold" style:font-name-complex="Monospace" style:font-size-complex="7pt" style:font-style-complex="normal" style:font-weight-complex="bold"/>
    </style:style>
    <style:style style:name="T10" style:family="text">
      <style:text-properties fo:color="#000000" style:font-name="Arial" fo:font-weight="normal" style:font-weight-asian="normal" style:font-weight-complex="normal"/>
    </style:style>
    <style:style style:name="T11" style:family="text">
      <style:text-properties fo:color="#000000" style:font-name="Arial" fo:font-weight="bold" style:font-weight-asian="bold" style:font-weight-complex="bold"/>
    </style:style>
    <style:style style:name="T12" style:family="text">
      <style:text-properties fo:text-transform="uppercase"/>
    </style:style>
    <style:style style:name="T13" style:family="text">
      <style:text-properties fo:text-transform="uppercase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for each=&quot;line in o.order_line&quot;&gt;">loop on lines</text:text-input></text:p>
      <text:p text:style-name="P25"><text:text-input text:description="&lt;if test=&quot;line.product_id.stamp&quot;&gt;">If not stamp</text:text-input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6"><text:text-input text:description="&lt;line.name&gt;">Description</text:text-input></text:p>
          </table:table-cell>
          <table:table-cell table:style-name="Tableau4.A1" office:value-type="string">
            <text:p text:style-name="P3"><text:text-input text:description="&lt;formatLang(line.product_uom_qty or 0.00)&gt;">Qty</text:text-input></text:p>
          </table:table-cell>
          <table:table-cell table:style-name="Tableau4.A1" office:value-type="string">
            <text:p text:style-name="P3"><text:text-input text:description="&lt;formatLang(line.price_unit, digits=get_digits(dp='Account') or 0.000)&gt;">UP</text:text-input><text:span text:style-name="T1"> </text:span></text:p>
          </table:table-cell>
          <table:table-cell table:style-name="Tableau4.A1" office:value-type="string">
            <text:p text:style-name="P3"><text:span text:style-name="T9"><text:text-input text:description="&lt;for each=&quot;move in line.tax_id&quot;&gt;">loop on lines</text:text-input></text:span><text:span text:style-name="T4"> </text:span><text:span text:style-name="T3"><text:text-input text:description="&lt;move.name or ''&gt;">Taxes</text:text-input></text:span><text:span text:style-name="T3"> </text:span><text:span text:style-name="T9"><text:text-input text:description="&lt;/for&gt;">end loop</text:text-input></text:span></text:p>
          </table:table-cell>
          <table:table-cell table:style-name="Tableau4.A1" office:value-type="string">
            <text:p text:style-name="P3"><text:text-input text:description="&lt;formatLang(line.discount or 0.00)&gt;">Discount</text:text-input> %</text:p>
          </table:table-cell>
          <table:table-cell table:style-name="Tableau4.A1" office:value-type="string">
            <text:p text:style-name="P3"><text:text-input text:description="&lt;formatLang(line.price_subtotal, digits=get_digits(dp='Account') or 0.000)&gt;">Price</text:text-input><text:span text:style-name="T1"> </text:span><text:span text:style-name="T3"><text:text-input text:description="&lt;o.currency_id.symbol&gt;">currency</text:text-input></text:span></text:p>
          </table:table-cell>
        </table:table-row>
      </table:table>
      <text:p text:style-name="P24"><text:text-input text:description="&lt;/if&gt;">end if</text:text-input></text:p>
      <text:p text:style-name="P9"><text:text-input text:description="&lt;/for&gt;">end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" svg:font-family="ARIAL" style:font-family-generic="swiss"/>
    <style:font-face style:name="Arial" svg:font-family="Arial" style:font-family-generic="swiss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9.128cm" fo:margin-left="-1.018cm" fo:margin-right="-1.109cm" table:align="margins"/>
    </style:style>
    <style:style style:name="Tableau1.A" style:family="table-column">
      <style:table-column-properties style:column-width="9.562cm" style:rel-column-width="32764*"/>
    </style:style>
    <style:style style:name="Tableau1.B" style:family="table-column">
      <style:table-column-properties style:column-width="9.566cm" style:rel-column-width="32771*"/>
    </style:style>
    <style:style style:name="Tableau1.A1" style:family="table-cell">
      <style:table-cell-properties style:vertical-align="bottom" fo:padding="0.097cm" fo:border="none"/>
    </style:style>
    <style:style style:name="Tableau1.B1" style:family="table-cell">
      <style:table-cell-properties style:vertical-align="" fo:padding="0.097cm" fo:border="none"/>
    </style:style>
    <style:style style:name="Tableau2" style:family="table">
      <style:table-properties style:width="17.009cm" fo:margin-left="0cm" fo:margin-right="-0.009cm" table:align="margins"/>
    </style:style>
    <style:style style:name="Tableau2.A" style:family="table-column">
      <style:table-column-properties style:column-width="7.107cm" style:rel-column-width="27381*"/>
    </style:style>
    <style:style style:name="Tableau2.B" style:family="table-column">
      <style:table-column-properties style:column-width="9.902cm" style:rel-column-width="38154*"/>
    </style:style>
    <style:style style:name="Tableau2.1" style:family="table-row">
      <style:table-row-properties style:min-row-height="0.132cm"/>
    </style:style>
    <style:style style:name="Tableau2.A1" style:family="table-cell">
      <style:table-cell-properties style:vertical-align="bottom" fo:padding="0cm" fo:border="none"/>
    </style:style>
    <style:style style:name="Tableau2.B1" style:family="table-cell">
      <style:table-cell-properties fo:padding="0cm" fo:border="none"/>
    </style:style>
    <style:style style:name="Tableau3" style:family="table">
      <style:table-properties style:width="19.05cm" fo:margin-left="-0.986cm" fo:margin-right="-1.064cm" table:align="margins"/>
    </style:style>
    <style:style style:name="Tableau3.A" style:family="table-column">
      <style:table-column-properties style:column-width="4.763cm" style:rel-column-width="16383*"/>
    </style:style>
    <style:style style:name="Tableau3.B" style:family="table-column">
      <style:table-column-properties style:column-width="4.741cm" style:rel-column-width="16310*"/>
    </style:style>
    <style:style style:name="Tableau3.C" style:family="table-column">
      <style:table-column-properties style:column-width="4.74cm" style:rel-column-width="16304*"/>
    </style:style>
    <style:style style:name="Tableau3.D" style:family="table-column">
      <style:table-column-properties style:column-width="4.807cm" style:rel-column-width="16538*"/>
    </style:style>
    <style:style style:name="Tableau3.A1" style:family="table-cell">
      <style:table-cell-properties fo:padding="0.097cm" fo:border-left="0.002cm solid #cccccc" fo:border-right="none" fo:border-top="0.002cm solid #cccccc" fo:border-bottom="0.002cm solid #cccccc"/>
    </style:style>
    <style:style style:name="Tableau3.D1" style:family="table-cell">
      <style:table-cell-properties fo:padding="0.097cm" fo:border="0.002cm solid #cccccc"/>
    </style:style>
    <style:style style:name="Tableau3.A2" style:family="table-cell">
      <style:table-cell-properties fo:padding="0.097cm" fo:border-left="0.002cm solid #cccccc" fo:border-right="none" fo:border-top="none" fo:border-bottom="0.002cm solid #cccccc"/>
    </style:style>
    <style:style style:name="Tableau3.D2" style:family="table-cell">
      <style:table-cell-properties fo:padding="0.097cm" fo:border-left="0.002cm solid #cccccc" fo:border-right="0.002cm solid #cccccc" fo:border-top="none" fo:border-bottom="0.002cm solid #cccccc"/>
    </style:style>
    <style:style style:name="Tableau5" style:family="table">
      <style:table-properties style:width="19.076cm" fo:margin-left="-0.986cm" fo:margin-right="-1.09cm" table:align="margins"/>
    </style:style>
    <style:style style:name="Tableau5.A" style:family="table-column">
      <style:table-column-properties style:column-width="7.669cm" style:rel-column-width="26347*"/>
    </style:style>
    <style:style style:name="Tableau5.B" style:family="table-column">
      <style:table-column-properties style:column-width="1.796cm" style:rel-column-width="6168*"/>
    </style:style>
    <style:style style:name="Tableau5.C" style:family="table-column">
      <style:table-column-properties style:column-width="3.101cm" style:rel-column-width="10652*"/>
    </style:style>
    <style:style style:name="Tableau5.D" style:family="table-column">
      <style:table-column-properties style:column-width="1.51cm" style:rel-column-width="5187*"/>
    </style:style>
    <style:style style:name="Tableau5.E" style:family="table-column">
      <style:table-column-properties style:column-width="1.72cm" style:rel-column-width="5908*"/>
    </style:style>
    <style:style style:name="Tableau5.F" style:family="table-column">
      <style:table-column-properties style:column-width="3.281cm" style:rel-column-width="11273*"/>
    </style:style>
    <style:style style:name="Tableau5.A1" style:family="table-cell">
      <style:table-cell-properties fo:background-color="#cccccc" fo:padding="0.097cm" fo:border-left="none" fo:border-right="none" fo:border-top="none" fo:border-bottom="0.018cm solid #000000">
        <style:background-image/>
      </style:table-cell-properties>
    </style:style>
    <style:style style:name="Tableau5.B1" style:family="table-cell">
      <style:table-cell-properties fo:background-color="#cccccc" fo:padding="0.097cm" fo:border-left="0.088cm solid #ffffff" fo:border-right="none" fo:border-top="none" fo:border-bottom="0.018cm solid #000000">
        <style:background-image/>
      </style:table-cell-properties>
    </style:style>
    <style:style style:name="Tableau9" style:family="table">
      <style:table-properties style:width="8.336cm" table:align="margins"/>
    </style:style>
    <style:style style:name="Tableau9.A" style:family="table-column">
      <style:table-column-properties style:column-width="4.168cm" style:rel-column-width="32767*"/>
    </style:style>
    <style:style style:name="Tableau9.B" style:family="table-column">
      <style:table-column-properties style:column-width="4.168cm" style:rel-column-width="32768*"/>
    </style:style>
    <style:style style:name="Tableau9.A1" style:family="table-cell">
      <style:table-cell-properties fo:padding="0.097cm" fo:border="none"/>
    </style:style>
    <style:style style:name="Tableau9.A6" style:family="table-cell">
      <style:table-cell-properties fo:background-color="transparent" fo:padding="0.097cm" fo:border-left="none" fo:border-right="none" fo:border-top="0.002cm solid #000000" fo:border-bottom="0.002cm solid #000000">
        <style:background-image/>
      </style:table-cell-properties>
    </style:style>
    <style:style style:name="Tableau6" style:family="table">
      <style:table-properties style:width="19.106cm" fo:margin-left="-0.995cm" fo:margin-right="-1.111cm" table:align="margins"/>
    </style:style>
    <style:style style:name="Tableau6.A" style:family="table-column">
      <style:table-column-properties style:column-width="9.13cm" style:rel-column-width="31314*"/>
    </style:style>
    <style:style style:name="Tableau6.B" style:family="table-column">
      <style:table-column-properties style:column-width="1.931cm" style:rel-column-width="6626*"/>
    </style:style>
    <style:style style:name="Tableau6.C" style:family="table-column">
      <style:table-column-properties style:column-width="3.836cm" style:rel-column-width="13161*"/>
    </style:style>
    <style:style style:name="Tableau6.D" style:family="table-column">
      <style:table-column-properties style:column-width="4.209cm" style:rel-column-width="14434*"/>
    </style:style>
    <style:style style:name="Tableau6.1" style:family="table-row">
      <style:table-row-properties style:row-height="0.61cm"/>
    </style:style>
    <style:style style:name="Tableau6.A1" style:family="table-cell">
      <style:table-cell-properties fo:padding="0.097cm" fo:border-left="none" fo:border-right="none" fo:border-top="0.018cm solid #000000" fo:border-bottom="none"/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2" style:family="table-cell">
      <style:table-cell-properties fo:background-color="transparent" fo:padding="0.097cm" fo:border="none">
        <style:background-image/>
      </style:table-cell-properties>
    </style:style>
    <style:style style:name="Tableau6.C2" style:family="table-cell">
      <style:table-cell-properties fo:padding="0.097cm" fo:border="none"/>
    </style:style>
    <style:style style:name="MP1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line-height="0.4cm" fo:text-align="start" style:justify-single-word="false"/>
      <style:text-properties fo:text-transform="uppercase"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line-height="0.4cm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4" style:family="paragraph" style:parent-style-name="Standard">
      <style:text-properties fo:font-size="9pt" style:font-size-asian="7.84999990463257pt" style:font-size-complex="9pt"/>
    </style:style>
    <style:style style:name="MP5" style:family="paragraph" style:parent-style-name="Standard">
      <style:paragraph-properties fo:margin-left="0cm" fo:margin-right="0cm" fo:line-height="0.4cm" fo:text-align="start" style:justify-single-word="false" fo:text-indent="0cm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MP6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MP7" style:family="paragraph" style:parent-style-name="Standard">
      <style:text-properties style:font-name="Arial" fo:font-size="10pt" style:font-size-asian="10pt" style:font-size-complex="10pt"/>
    </style:style>
    <style:style style:name="MP8" style:family="paragraph" style:parent-style-name="Standard">
      <style:text-properties fo:font-size="6pt" style:font-size-asian="5.25pt" style:font-size-complex="6pt"/>
    </style:style>
    <style:style style:name="M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0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11" style:family="paragraph" style:parent-style-name="Standard">
      <style:text-properties fo:font-size="5pt" style:font-size-asian="4.34999990463257pt" style:font-size-complex="5pt"/>
    </style:style>
    <style:style style:name="MP1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3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MP14" style:family="paragraph" style:parent-style-name="Standard">
      <style:paragraph-properties fo:text-align="start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16" style:family="paragraph" style:parent-style-name="Standard">
      <style:paragraph-properties fo:margin-left="0cm" fo:margin-right="-0.979cm" fo:text-align="start" style:justify-single-word="false" fo:text-indent="0cm" style:auto-text-indent="false"/>
    </style:style>
    <style:style style:name="MP17" style:family="paragraph" style:parent-style-name="Standard">
      <style:paragraph-properties fo:margin-left="0cm" fo:margin-right="-0.979cm" fo:text-align="center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M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MP20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" fo:font-size="8pt" fo:language="fr" fo:country="FR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Standard">
      <style:paragraph-properties fo:margin-left="0cm" fo:margin-right="0cm" fo:line-height="0.4cm" fo:text-align="start" style:justify-single-word="false" fo:text-indent="0cm" style:auto-text-indent="false" style:vertical-align="baselin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2" style:family="paragraph" style:parent-style-name="Footer">
      <style:paragraph-properties style:vertical-align="baseline"/>
    </style:style>
    <style:style style:name="MT1" style:family="text">
      <style:text-properties fo:color="#000000" style:text-outline="false" style:text-line-through-style="none" fo:language="fr" fo:country="FR" fo:font-style="normal" fo:text-shadow="none" style:text-underline-style="none" style:font-style-asian="normal" style:font-style-complex="normal"/>
    </style:style>
    <style:style style:name="MT2" style:family="text">
      <style:text-properties fo:color="#000000" style:text-outline="false" style:text-line-through-style="none" style:font-name="Arial" fo:language="fr" fo:country="FR" fo:font-style="normal" fo:text-shadow="none" style:text-underline-style="none" style:font-style-asian="normal" style:font-style-complex="normal"/>
    </style:style>
    <style:style style:name="MT3" style:family="text">
      <style:text-properties fo:text-transform="uppercase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color="#000000" style:font-name="Arial" fo:font-weight="normal" style:font-weight-asian="normal" style:font-weight-complex="normal"/>
    </style:style>
    <style:style style:name="MT6" style:family="text">
      <style:text-properties fo:color="#000000" style:font-name="Arial" fo:font-weight="bold" style:font-weight-asian="bold" style:font-weight-complex="bold"/>
    </style:style>
    <style:style style:name="MT7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MT8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MT9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MT10" style:family="text"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fo:text-transform="uppercase" fo:font-weight="bold" style:font-weight-asian="bold" style:font-weight-complex="bold"/>
    </style:style>
    <style:style style:name="M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82cm" fo:margin-bottom="1.32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9.16cm" fo:margin-left="0cm" fo:margin-right="0cm" fo:margin-bottom="0cm" style:dynamic-spacing="true"/>
      </style:header-style>
      <style:footer-style>
        <style:header-footer-properties svg:height="6.895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MP1"><text:s text:c="152"/></text:p>
              <text:p text:style-name="MP2"><text:s/></text:p>
              <text:p text:style-name="MP1"/>
              <text:p text:style-name="MP1"/>
            </table:table-cell>
            <table:table-cell table:style-name="Tableau1.B1" office:value-type="string">
              <text:p text:style-name="MP3"/>
            </table:table-cell>
          </table:table-row>
        </table:table>
        <text:p text:style-name="MP4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5"><text:span text:style-name="MT1"><text:text-input text:description="&lt;if test=&quot;o.state=='draft'&quot;&gt;">Devis</text:text-input></text:span><text:span text:style-name="MT1"><text:text-input text:description="&lt;_(&quot;Devis&quot;)&gt;">Devis</text:text-input></text:span><text:span text:style-name="MT2"><text:text-input text:description="&lt;/if&gt;">end if</text:text-input></text:span><text:span text:style-name="MT1"><text:text-input text:description="&lt;if test=&quot;o.state!='draft'&quot;&gt;">Else</text:text-input></text:span><text:span text:style-name="MT1"><text:text-input text:description="&lt;_(&quot;Confirmed Order&quot;)&gt;">Order</text:text-input></text:span><text:span text:style-name="MT2"><text:text-input text:description="&lt;/if&gt;">end if</text:text-input></text:span></text:p>
            </table:table-cell>
            <table:table-cell table:style-name="Tableau2.B1" office:value-type="string">
              <text:p text:style-name="MP6"><text:text-input text:description="&lt;if test=&quot;o.partner_id.parent_id&quot;&gt;">If company</text:text-input><text:span text:style-name="MT3"><text:text-input text:description="&lt;(o.partner_id.parent_id.title and o.partner_id.parent_id.title.name + ' ') or ''&gt;">Company title</text:text-input></text:span><text:span text:style-name="MT3"> </text:span><text:span text:style-name="MT3"><text:text-input text:description="&lt;o.partner_id.parent_id.name&gt;">Company name</text:text-input></text:span> <text:text-input text:description="&lt;/if&gt;">end if</text:text-input></text:p>
              <text:p text:style-name="MP6"><text:text-input text:description="&lt;(o.partner_id and o.partner_id.title and o.partner_id.title.name + ' ') or ''&gt;">Partner title</text:text-input><text:span text:style-name="MT3"><text:text-input text:description="&lt;o.partner_id and o.partner_id.name or ''&gt;">Partner name</text:text-input></text:span></text:p>
              <text:p text:style-name="MP6"><text:text-input text:description="&lt;(o.partner_id.parent_id and display_address(o.partner_id.parent_id)) or (o.partner_id and display_address(o.partner_id)) or ''&gt;">Partner address</text:text-input></text:p>
              <text:p text:style-name="MP7"><text:span text:style-name="MT4"><text:text-input text:description="&lt;if test='o.partner_id.phone'&gt;">If partner's got Tel</text:text-input></text:span><text:span text:style-name="MT4"><text:text-input text:description="&lt;_(&quot;Tel:&quot;)&gt;">Tel:</text:text-input></text:span> <text:text-input text:description="&lt;o.partner_id.phone&gt;">Phone partner</text:text-input><text:span text:style-name="MT4"><text:text-input text:description="&lt;/if&gt;">End if Tel</text:text-input></text:span></text:p>
              <text:p text:style-name="MP7"><text:span text:style-name="MT4"><text:text-input text:description="&lt;if test='o.partner_id.fax'&gt;">If partner's got Fax</text:text-input></text:span><text:span text:style-name="MT4"><text:text-input text:description="&lt;_(&quot;Fax:&quot;)&gt;">Fax:</text:text-input></text:span> <text:text-input text:description="&lt;o.partner_id.fax&gt;">Fax partner</text:text-input><text:span text:style-name="MT4"><text:text-input text:description="&lt;/if&gt;">End if fax</text:text-input></text:span></text:p>
              <text:p text:style-name="MP7"><text:span text:style-name="MT4"><text:text-input text:description="&lt;if test='o.partner_id.code_tva'&gt;">If partner's got VAT</text:text-input></text:span><text:span text:style-name="MT4">TVA :</text:span> <text:text-input text:description="&lt;o.partner_id.code_tva&gt;">VAT partner</text:text-input><text:span text:style-name="MT4"><text:text-input text:description="&lt;/if&gt;">End if fax</text:text-input></text:span></text:p>
            </table:table-cell>
          </table:table-row>
        </table:table>
        <text:p text:style-name="MP8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>
            <table:table-cell table:style-name="Tableau3.A1" office:value-type="string">
              <text:p text:style-name="MP9"><text:text-input text:description="&lt;_(&quot;Reference&quot;)&gt;">Reference</text:text-input></text:p>
            </table:table-cell>
            <table:table-cell table:style-name="Tableau3.A1" office:value-type="string">
              <text:p text:style-name="MP9"><text:text-input text:description="&lt;_(&quot;Date&quot;)&gt;">Date</text:text-input></text:p>
            </table:table-cell>
            <table:table-cell table:style-name="Tableau3.A1" office:value-type="string">
              <text:p text:style-name="MP9"><text:text-input text:description="&lt;_(&quot;Origin&quot;)&gt;">Origin</text:text-input></text:p>
            </table:table-cell>
            <table:table-cell table:style-name="Tableau3.D1" office:value-type="string">
              <text:p text:style-name="MP9">Mode de paiement</text:p>
            </table:table-cell>
          </table:table-row>
          <table:table-row>
            <table:table-cell table:style-name="Tableau3.A2" office:value-type="string">
              <text:p text:style-name="MP10"><text:text-input text:description="&lt;o.name&gt;">ref</text:text-input></text:p>
            </table:table-cell>
            <table:table-cell table:style-name="Tableau3.A2" office:value-type="string">
              <text:p text:style-name="MP10"><text:text-input text:description="&lt;o.date_order and formatLang(o.date_order, date=True) or ''&gt;">date</text:text-input></text:p>
            </table:table-cell>
            <table:table-cell table:style-name="Tableau3.A2" office:value-type="string">
              <text:p text:style-name="MP10"><text:text-input text:description="&lt;o.origin&gt;">Origin</text:text-input></text:p>
            </table:table-cell>
            <table:table-cell table:style-name="Tableau3.D2" office:value-type="string">
              <text:p text:style-name="MP10"><text:text-input text:description="&lt;o.payment_term.name&gt;">Payment terms</text:text-input></text:p>
            </table:table-cell>
          </table:table-row>
        </table:table>
        <text:p text:style-name="MP11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column table:style-name="Tableau5.F"/>
          <table:table-row>
            <table:table-cell table:style-name="Tableau5.A1" office:value-type="string">
              <text:p text:style-name="MP12"><text:text-input text:description="&lt;_(&quot;Description&quot;)&gt;">Description</text:text-input></text:p>
            </table:table-cell>
            <table:table-cell table:style-name="Tableau5.B1" office:value-type="string">
              <text:p text:style-name="MP9"><text:text-input text:description="&lt;_(&quot;Qty&quot;)&gt;">Qty</text:text-input></text:p>
            </table:table-cell>
            <table:table-cell table:style-name="Tableau5.B1" office:value-type="string">
              <text:p text:style-name="MP9">P.U</text:p>
            </table:table-cell>
            <table:table-cell table:style-name="Tableau5.B1" office:value-type="string">
              <text:p text:style-name="MP9">TVA</text:p>
            </table:table-cell>
            <table:table-cell table:style-name="Tableau5.B1" office:value-type="string">
              <text:p text:style-name="MP9">Remise</text:p>
            </table:table-cell>
            <table:table-cell table:style-name="Tableau5.B1" office:value-type="string">
              <text:p text:style-name="MP9">Montant</text:p>
            </table:table-cell>
          </table:table-row>
        </table:table>
        <text:p text:style-name="Standard"/>
      </style:header>
      <style:footer>
        <text:p text:style-name="MP13"><draw:frame draw:style-name="Mfr1" draw:name="Cadre1" text:anchor-type="paragraph" svg:x="9.738cm" svg:y="0.407cm" svg:width="8.336cm" draw:z-index="0"><draw:text-box fo:min-height="3.778cm"><table:table table:name="Tableau9" table:style-name="Tableau9"><table:table-column table:style-name="Tableau9.A"/><table:table-column table:style-name="Tableau9.B"/><table:table-row><table:table-cell table:style-name="Tableau9.A1" office:value-type="string"><text:p text:style-name="MP14">Montant H.T</text:p></table:table-cell><table:table-cell table:style-name="Tableau9.A1" office:value-type="string"><text:p text:style-name="MP15"><text:span text:style-name="MT5"><text:text-input text:description="&lt;str('%.3f' %(o.ht_wo_discount))&gt;">HT</text:text-input></text:span><text:span text:style-name="MT6"> </text:span><text:span text:style-name="MT7"><text:text-input text:description="&lt;o.currency_id.symbol&gt;">currency</text:text-input></text:span></text:p></table:table-cell></table:table-row><table:table-row><table:table-cell table:style-name="Tableau9.A1" office:value-type="string"><text:p text:style-name="MP14">Remise</text:p></table:table-cell><table:table-cell table:style-name="Tableau9.A1" office:value-type="string"><text:p text:style-name="MP15"><text:span text:style-name="MT5"><text:text-input text:description="&lt;str('%.3f' %(o.discount_amount))&gt;">Remise</text:text-input></text:span><text:span text:style-name="MT6"> </text:span><text:span text:style-name="MT7"><text:text-input text:description="&lt;o.currency_id.symbol&gt;">currency</text:text-input></text:span></text:p></table:table-cell></table:table-row><table:table-row><table:table-cell table:style-name="Tableau9.A1" office:value-type="string"><text:p text:style-name="MP14">Net H.T</text:p></table:table-cell><table:table-cell table:style-name="Tableau9.A1" office:value-type="string"><text:p text:style-name="MP15"><text:span text:style-name="MT8"><text:s/></text:span><text:span text:style-name="MT8"><text:text-input text:description="&lt;str('%.3f' %(o.ht))&gt;">HT</text:text-input></text:span><text:span text:style-name="MT6"> </text:span><text:span text:style-name="MT7"><text:text-input text:description="&lt;o.currency_id.symbol&gt;">currency</text:text-input></text:span></text:p></table:table-cell></table:table-row><table:table-row><table:table-cell table:style-name="Tableau9.A1" office:value-type="string"><text:p text:style-name="MP14"><text:text-input text:description="&lt;_(&quot;Taxes&quot;)&gt;">Taxes</text:text-input> </text:p></table:table-cell><table:table-cell table:style-name="Tableau9.A1" office:value-type="string"><text:p text:style-name="MP15"><text:span text:style-name="MT5"><text:text-input text:description="&lt;str('%.3f' %(o.amount_tax))&gt;">Taxes</text:text-input></text:span><text:span text:style-name="MT6"> </text:span><text:span text:style-name="MT7"><text:text-input text:description="&lt;o.currency_id.symbol&gt;">currency</text:text-input></text:span></text:p></table:table-cell></table:table-row><table:table-row><table:table-cell table:style-name="Tableau9.A1" office:value-type="string"><text:p text:style-name="MP14">Timbre fiscal</text:p></table:table-cell><table:table-cell table:style-name="Tableau9.A1" office:value-type="string"><text:p text:style-name="MP15"><text:span text:style-name="MT8"><text:s/>0,500</text:span> <text:span text:style-name="MT7"><text:text-input text:description="&lt;o.currency_id.symbol&gt;">currency</text:text-input></text:span></text:p></table:table-cell></table:table-row><table:table-row><table:table-cell table:style-name="Tableau9.A6" office:value-type="string"><text:p text:style-name="MP14"><text:text-input text:description="&lt;_(&quot;Total&quot;)&gt;">Total</text:text-input> </text:p></table:table-cell><table:table-cell table:style-name="Tableau9.A6" office:value-type="string"><text:p text:style-name="MP15"><text:span text:style-name="MT6"><text:text-input text:description="&lt;str('%.3f' %(o.amount_total))&gt;">Total</text:text-input></text:span><text:span text:style-name="MT6"> </text:span><text:span text:style-name="MT9"><text:text-input text:description="&lt;o.currency_id.symbol&gt;">currency</text:text-input></text:span></text:p></table:table-cell></table:table-row></table:table><text:p text:style-name="Standard"/></draw:text-box></draw:frame></text:p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au6.1">
            <table:table-cell table:style-name="Tableau6.A1" table:number-rows-spanned="6" office:value-type="string">
              <text:p text:style-name="MP12"/>
              <text:p text:style-name="MP16">Arrêter <text:span text:style-name="MT10"><text:text-input text:description="&lt;if test=&quot;o.state=='draft'&quot;&gt;">Quotation</text:text-input></text:span><text:span text:style-name="MT10"><text:text-input text:description="&lt;&quot;le présent Devis&quot;&gt;">Quotation</text:text-input></text:span><text:span text:style-name="MT10"><text:text-input text:description="&lt;/if&gt;">end if</text:text-input></text:span><text:span text:style-name="MT10"><text:text-input text:description="&lt;if test=&quot;o.state!='draft'&quot;&gt;">Else</text:text-input></text:span><text:span text:style-name="MT10"><text:text-input text:description="&lt;&quot;la présente Commande&quot;&gt;">Order</text:text-input></text:span><text:span text:style-name="MT10"><text:text-input text:description="&lt;/if&gt;">end if</text:text-input></text:span><text:span text:style-name="MT10"> </text:span>à la somme de :</text:p>
              <text:p text:style-name="MP17"><text:s/><text:span text:style-name="MT11"><text:text-input text:description="&lt;o.amount_total_text&gt;">currency_to_text</text:text-input></text:span></text:p>
            </table:table-cell>
            <table:table-cell table:style-name="Tableau6.B1" office:value-type="string">
              <text:p text:style-name="Table_20_Contents"/>
            </table:table-cell>
            <table:table-cell table:style-name="Tableau6.A1" office:value-type="string">
              <text:p text:style-name="MP14"/>
            </table:table-cell>
            <table:table-cell table:style-name="Tableau6.A1" office:value-type="string">
              <text:p text:style-name="MP18"/>
            </table:table-cell>
          </table:table-row>
          <table:table-row table:style-name="Tableau6.1">
            <table:covered-table-cell/>
            <table:table-cell table:style-name="Tableau6.B2" office:value-type="string">
              <text:p text:style-name="Table_20_Contents"/>
            </table:table-cell>
            <table:table-cell table:style-name="Tableau6.C2" office:value-type="string">
              <text:p text:style-name="MP14"/>
            </table:table-cell>
            <table:table-cell table:style-name="Tableau6.C2" office:value-type="string">
              <text:p text:style-name="MP18"/>
            </table:table-cell>
          </table:table-row>
          <table:table-row table:style-name="Tableau6.1">
            <table:covered-table-cell/>
            <table:table-cell table:style-name="Tableau6.B2" office:value-type="string">
              <text:p text:style-name="Standard"/>
            </table:table-cell>
            <table:table-cell table:style-name="Tableau6.C2" office:value-type="string">
              <text:p text:style-name="MP14"/>
            </table:table-cell>
            <table:table-cell table:style-name="Tableau6.C2" office:value-type="string">
              <text:p text:style-name="MP18"/>
            </table:table-cell>
          </table:table-row>
          <table:table-row table:style-name="Tableau6.1">
            <table:covered-table-cell/>
            <table:table-cell table:style-name="Tableau6.B2" office:value-type="string">
              <text:p text:style-name="Standard"/>
            </table:table-cell>
            <table:table-cell table:style-name="Tableau6.C2" office:value-type="string">
              <text:p text:style-name="MP14"/>
            </table:table-cell>
            <table:table-cell table:style-name="Tableau6.C2" office:value-type="string">
              <text:p text:style-name="MP18"/>
            </table:table-cell>
          </table:table-row>
          <table:table-row table:style-name="Tableau6.1">
            <table:covered-table-cell/>
            <table:table-cell table:style-name="Tableau6.B2" office:value-type="string">
              <text:p text:style-name="Standard"/>
            </table:table-cell>
            <table:table-cell table:style-name="Tableau6.C2" office:value-type="string">
              <text:p text:style-name="MP14"/>
            </table:table-cell>
            <table:table-cell table:style-name="Tableau6.C2" office:value-type="string">
              <text:p text:style-name="MP18"/>
            </table:table-cell>
          </table:table-row>
          <table:table-row table:style-name="Tableau6.1">
            <table:covered-table-cell/>
            <table:table-cell table:style-name="Tableau6.B2" office:value-type="string">
              <text:p text:style-name="Standard"/>
            </table:table-cell>
            <table:table-cell table:style-name="Tableau6.C2" office:value-type="string">
              <text:p text:style-name="MP14"/>
            </table:table-cell>
            <table:table-cell table:style-name="Tableau6.C2" office:value-type="string">
              <text:p text:style-name="MP19"/>
            </table:table-cell>
          </table:table-row>
        </table:table>
        <text:p text:style-name="MP20"/>
        <text:p text:style-name="MP20"/>
        <text:p text:style-name="MP21"><text:text-input text:description="&lt;o.note&gt;">Notes</text:text-input></text:p>
        <text:p text:style-name="MP2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2:43:43.006969318</meta:creation-date>
    <dc:date>2016-03-03T15:12:37.52</dc:date>
    <meta:editing-duration>PT4H23M58S</meta:editing-duration>
    <meta:editing-cycles>61</meta:editing-cycles>
    <meta:generator>OpenOffice/4.0.1$Win32 OpenOffice.org_project/401m5$Build-9714</meta:generator>
    <meta:document-statistic meta:table-count="7" meta:image-count="0" meta:object-count="0" meta:page-count="1" meta:paragraph-count="48" meta:word-count="112" meta:character-count="833"/>
  </office:meta>
</office:document-meta>
</file>